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76.06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0.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477b8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ce3"/>
        <table:table-column table:style-name="co6" table:default-cell-style-name="ce4"/>
        <table:table-column table:style-name="co12" table:default-cell-style-name="ce9"/>
        <table:table-column table:style-name="co13" table:default-cell-style-name="ce9"/>
        <table:table-column table:style-name="co14" table:default-cell-style-name="ce10"/>
        <table:table-column table:style-name="co9" table:default-cell-style-name="ce9"/>
        <table:table-column table:style-name="co1" table:default-cell-style-name="ce9"/>
        <table:table-column table:style-name="co15" table:default-cell-style-name="ce9"/>
        <table:table-column table:style-name="co11" table:default-cell-style-name="ce9"/>
        <table:table-column table:style-name="co1" table:default-cell-style-name="ce9"/>
        <table:table-row table:style-name="ro1">
          <table:table-cell table:style-name="ce1" office:value-type="string" calcext:value-type="string">
            <text:p>usuario_nome</text:p>
          </table:table-cell>
          <table:table-cell table:style-name="ce1" office:value-type="string" calcext:value-type="string">
            <text:p>usuario_dtNasci</text:p>
          </table:table-cell>
          <table:table-cell table:style-name="ce1" office:value-type="string" calcext:value-type="string">
            <text:p>usuario_cpf</text:p>
          </table:table-cell>
          <table:table-cell table:style-name="ce1" office:value-type="string" calcext:value-type="string">
            <text:p>usuario_endereco</text:p>
          </table:table-cell>
          <table:table-cell table:style-name="ce1" office:value-type="string" calcext:value-type="string">
            <text:p>usuario_mail</text:p>
          </table:table-cell>
          <table:table-cell table:style-name="ce1" office:value-type="string" calcext:value-type="string">
            <text:p>usuario_senha</text:p>
          </table:table-cell>
          <table:table-cell table:style-name="ce1" office:value-type="string" calcext:value-type="string">
            <text:p>cartao_numero</text:p>
          </table:table-cell>
          <table:table-cell table:style-name="ce1" office:value-type="string" calcext:value-type="string">
            <text:p>cartao_titular</text:p>
          </table:table-cell>
          <table:table-cell table:style-name="ce1" office:value-type="string" calcext:value-type="string">
            <text:p>cartao_validade</text:p>
          </table:table-cell>
          <table:table-cell table:style-name="ce1" office:value-type="string" calcext:value-type="string">
            <text:p>historico_linha</text:p>
          </table:table-cell>
          <table:table-cell table:style-name="ce1" office:value-type="string" calcext:value-type="string">
            <text:p>historico_data</text:p>
          </table:table-cell>
          <table:table-cell table:style-name="ce1" office:value-type="string" calcext:value-type="string">
            <text:p>historico_horario</text:p>
          </table:table-cell>
          <table:table-cell table:style-name="ce1" office:value-type="string" calcext:value-type="string">
            <text:p>historico_valor</text:p>
          </table:table-cell>
          <table:table-cell table:style-name="ce1" office:value-type="string" calcext:value-type="string">
            <text:p>horario_linha</text:p>
          </table:table-cell>
          <table:table-cell table:style-name="ce1" office:value-type="string" calcext:value-type="string">
            <text:p>horario_desc</text:p>
          </table:table-cell>
          <table:table-cell table:style-name="ce1" office:value-type="string" calcext:value-type="string">
            <text:p>horario_diario</text:p>
          </table:table-cell>
          <table:table-cell table:style-name="ce1" office:value-type="string" calcext:value-type="string">
            <text:p>itinerario_linha</text:p>
          </table:table-cell>
          <table:table-cell table:style-name="ce1" office:value-type="string" calcext:value-type="string">
            <text:p>itinerario_sentido</text:p>
          </table:table-cell>
          <table:table-cell table:style-name="ce1" office:value-type="string" calcext:value-type="string">
            <text:p>itinerario_origem</text:p>
          </table:table-cell>
          <table:table-cell table:style-name="ce1" office:value-type="string" calcext:value-type="string">
            <text:p>itinerario_pontos</text:p>
          </table:table-cell>
          <table:table-cell table:style-name="ce1" office:value-type="string" calcext:value-type="string">
            <text:p>itinerario_destino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office:value-type="string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3</text:p>
          </table:table-cell>
          <table:table-cell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3" calcext:value-type="date">
            <text:p>03/04/18</text:p>
          </table:table-cell>
          <table:table-cell office:value-type="time" office:time-value="PT07H00M00S" calcext:value-type="time">
            <text:p>07:00:00</text:p>
          </table:table-cell>
          <table:table-cell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table:formula="of:=[.C2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2]" office:value-type="string" office:string-value="senha123" calcext:value-type="string">
            <text:p>senha123</text:p>
          </table:table-cell>
          <table:table-cell table:formula="of:=[.G2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2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3" calcext:value-type="date">
            <text:p>03/04/18</text:p>
          </table:table-cell>
          <table:table-cell office:value-type="time" office:time-value="PT16H00M00S" calcext:value-type="time">
            <text:p>16:00:00</text:p>
          </table:table-cell>
          <table:table-cell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3]" office:value-type="date" office:date-value="1989-02-04" calcext:value-type="date">
            <text:p>04/02/89</text:p>
          </table:table-cell>
          <table:table-cell table:formula="of:=[.C3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3]" office:value-type="string" office:string-value="senha123" calcext:value-type="string">
            <text:p>senha123</text:p>
          </table:table-cell>
          <table:table-cell table:formula="of:=[.G3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3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4" calcext:value-type="date">
            <text:p>04/04/18</text:p>
          </table:table-cell>
          <table:table-cell office:value-type="time" office:time-value="PT07H00M00S" calcext:value-type="time">
            <text:p>07:00:00</text:p>
          </table:table-cell>
          <table:table-cell table:formula="of:=[.M3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4]" office:value-type="date" office:date-value="1989-02-04" calcext:value-type="date">
            <text:p>04/02/89</text:p>
          </table:table-cell>
          <table:table-cell table:formula="of:=[.C4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4]" office:value-type="string" office:string-value="senha123" calcext:value-type="string">
            <text:p>senha123</text:p>
          </table:table-cell>
          <table:table-cell table:formula="of:=[.G4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4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4" calcext:value-type="date">
            <text:p>04/04/18</text:p>
          </table:table-cell>
          <table:table-cell office:value-type="time" office:time-value="PT17H35M00S" calcext:value-type="time">
            <text:p>17:35:00</text:p>
          </table:table-cell>
          <table:table-cell table:formula="of:=[.M4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5]" office:value-type="date" office:date-value="1989-02-04" calcext:value-type="date">
            <text:p>04/02/89</text:p>
          </table:table-cell>
          <table:table-cell table:formula="of:=[.C5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5]" office:value-type="string" office:string-value="senha123" calcext:value-type="string">
            <text:p>senha123</text:p>
          </table:table-cell>
          <table:table-cell table:formula="of:=[.G5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5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5" calcext:value-type="date">
            <text:p>05/04/18</text:p>
          </table:table-cell>
          <table:table-cell office:value-type="time" office:time-value="PT06H50M00S" calcext:value-type="time">
            <text:p>06:50:00</text:p>
          </table:table-cell>
          <table:table-cell table:formula="of:=[.M5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6]" office:value-type="date" office:date-value="1989-02-04" calcext:value-type="date">
            <text:p>04/02/89</text:p>
          </table:table-cell>
          <table:table-cell table:formula="of:=[.C6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6]" office:value-type="string" office:string-value="senha123" calcext:value-type="string">
            <text:p>senha123</text:p>
          </table:table-cell>
          <table:table-cell table:formula="of:=[.G6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6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5" calcext:value-type="date">
            <text:p>05/04/18</text:p>
          </table:table-cell>
          <table:table-cell office:value-type="time" office:time-value="PT15H50M00S" calcext:value-type="time">
            <text:p>15:50:00</text:p>
          </table:table-cell>
          <table:table-cell table:formula="of:=[.M6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7]" office:value-type="date" office:date-value="1989-02-04" calcext:value-type="date">
            <text:p>04/02/89</text:p>
          </table:table-cell>
          <table:table-cell table:formula="of:=[.C7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7]" office:value-type="string" office:string-value="senha123" calcext:value-type="string">
            <text:p>senha123</text:p>
          </table:table-cell>
          <table:table-cell table:formula="of:=[.G7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7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6" calcext:value-type="date">
            <text:p>06/04/18</text:p>
          </table:table-cell>
          <table:table-cell office:value-type="time" office:time-value="PT05H10M00S" calcext:value-type="time">
            <text:p>05:10:00</text:p>
          </table:table-cell>
          <table:table-cell table:formula="of:=[.M7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8]" office:value-type="date" office:date-value="1989-02-04" calcext:value-type="date">
            <text:p>04/02/89</text:p>
          </table:table-cell>
          <table:table-cell table:formula="of:=[.C8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8]" office:value-type="string" office:string-value="senha123" calcext:value-type="string">
            <text:p>senha123</text:p>
          </table:table-cell>
          <table:table-cell table:formula="of:=[.G8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8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6" calcext:value-type="date">
            <text:p>06/04/18</text:p>
          </table:table-cell>
          <table:table-cell office:value-type="time" office:time-value="PT14H00M00S" calcext:value-type="time">
            <text:p>14:00:00</text:p>
          </table:table-cell>
          <table:table-cell table:formula="of:=[.M8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9]" office:value-type="date" office:date-value="1989-02-04" calcext:value-type="date">
            <text:p>04/02/89</text:p>
          </table:table-cell>
          <table:table-cell table:formula="of:=[.C9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9]" office:value-type="string" office:string-value="senha123" calcext:value-type="string">
            <text:p>senha123</text:p>
          </table:table-cell>
          <table:table-cell table:formula="of:=[.G9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9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7" calcext:value-type="date">
            <text:p>07/04/18</text:p>
          </table:table-cell>
          <table:table-cell office:value-type="time" office:time-value="PT08H00M00S" calcext:value-type="time">
            <text:p>08:00:00</text:p>
          </table:table-cell>
          <table:table-cell table:formula="of:=[.M9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Ek Mukta" style:font-family-complex="'Ek Mukta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 style:data-style-name="N2" text:time-value="08:33:39.99486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22:35.644530797</meta:creation-date>
    <dc:date>2018-04-13T08:59:46.593221105</dc:date>
    <meta:editing-duration>PT47M6S</meta:editing-duration>
    <meta:editing-cycles>4</meta:editing-cycles>
    <meta:generator>LibreOffice/5.4.6.2$Linux_X86_64 LibreOffice_project/40m0$Build-2</meta:generator>
    <meta:document-statistic meta:table-count="1" meta:cell-count="210" meta:object-count="0"/>
  </office:meta>
</office:document-meta>
</file>